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nputHandler.createMai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nputHandler.ImageInputHandler( File imagefile , File xsltfile , Vector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Handler.createXSL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